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6cm" style:writing-mode="lr-tb"/>
      <style:paragraph-properties style:writing-mode="lr-tb"/>
    </style:style>
    <style:style style:name="gr4" style:family="graphic" style:parent-style-name="standard">
      <style:graphic-properties draw:fill-color="#5eb91e" draw:textarea-horizontal-align="justify" draw:textarea-vertical-align="middle" draw:auto-grow-height="false" fo:min-height="0.59cm" fo:min-width="3.142cm" style:writing-mode="lr-tb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3cm"/>
      <style:paragraph-properties style:writing-mode="lr-tb"/>
    </style:style>
    <style:style style:name="gr6" style:family="graphic" style:parent-style-name="objectwithoutfill">
      <style:graphic-properties svg:stroke-width="0.035cm" draw:marker-start-width="0.252cm" draw:marker-end="線の終点_20_3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線の終点_20_5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="線の終点_20_7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標準-title">
      <style:graphic-properties draw:auto-grow-height="true" fo:min-height="2.629cm"/>
      <style:paragraph-properties style:writing-mode="lr-tb"/>
    </style:style>
    <style:style style:name="pr2" style:family="presentation" style:parent-style-name="標準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outline1">
      <style:graphic-properties fo:min-height="8.884cm"/>
      <style:paragraph-properties style:writing-mode="lr-tb"/>
    </style:style>
    <style:style style:name="pr5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598cm" style:use-optimal-column-width="false"/>
    </style:style>
    <style:style style:name="co2" style:family="table-column">
      <style:table-column-properties style:column-width="4.597cm" style:use-optimal-column-width="false"/>
    </style:style>
    <style:style style:name="co3" style:family="table-column">
      <style:table-column-properties style:column-width="4.608cm" style:use-optimal-column-width="false"/>
    </style:style>
    <style:style style:name="co4" style:family="table-column">
      <style:table-column-properties style:column-width="4.452cm" style:use-optimal-column-width="false"/>
    </style:style>
    <style:style style:name="co5" style:family="table-column">
      <style:table-column-properties style:column-width="4.451cm" style:use-optimal-column-width="false"/>
    </style:style>
    <style:style style:name="co6" style:family="table-column">
      <style:table-column-properties style:column-width="4.46cm" style:use-optimal-column-width="false"/>
    </style:style>
    <style:style style:name="ro1" style:family="table-row">
      <style:table-row-properties style:row-height="-3.197cm" style:use-optimal-row-height="false"/>
    </style:style>
    <style:style style:name="ro2" style:family="table-row">
      <style:table-row-properties style:row-height="0.762cm" style:use-optimal-row-height="false"/>
    </style:style>
    <style:style style:name="ro3" style:family="table-row">
      <style:table-row-properties style:row-height="0.282cm" style:use-optimal-row-height="false"/>
    </style:style>
    <style:style style:name="ro4" style:family="table-row">
      <style:table-row-properties style:row-height="1.12cm" style:use-optimal-row-height="false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-color="#5eb91e"/>
      <style:paragraph-properties fo:text-align="center" style:writing-mode="lr-tb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style:font-size-asian="18pt"/>
    </style:style>
    <style:style style:name="P16" style:family="paragraph">
      <style:paragraph-properties fo:text-align="center" style:writing-mode="lr-tb"/>
      <style:text-properties style:font-size-asian="18pt"/>
    </style:style>
    <style:style style:name="P17" style:family="paragraph">
      <style:paragraph-properties fo:margin-top="0.4cm" fo:margin-bottom="0cm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.6cm" fo:margin-right="0cm" fo:text-indent="-0.6cm"/>
    </style:style>
    <style:style style:name="P21" style:family="paragraph">
      <style:paragraph-properties fo:margin-top="0.5cm" fo:margin-bottom="0cm"/>
    </style:style>
    <style:style style:name="P22" style:family="paragraph">
      <style:text-properties fo:font-size="20pt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c9211e" loext:opacity="100%" fo:font-size="24pt" style:font-size-asian="24pt" style:font-size-complex="24pt"/>
    </style:style>
    <style:style style:name="T6" style:family="text">
      <style:text-properties fo:color="#c9211e" loext:opacity="100%" fo:font-size="24pt" fo:background-color="transparen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1" draw:layer="layout" svg:width="25.199cm" svg:height="2.629cm" svg:x="1.301cm" svg:y="5.371cm" presentation:class="title" presentation:user-transformed="true">
          <draw:text-box>
            <text:p><text:span text:style-name="T1">安全素数に関する研究</text:span></text:p>
          </draw:text-box>
        </draw:frame>
        <draw:frame presentation:style-name="pr2" draw:text-style-name="P3" draw:layer="layout" svg:width="25.199cm" svg:height="4.819cm" svg:x="1.4cm" svg:y="10cm" presentation:class="subtitle" presentation:user-transformed="true">
          <draw:text-box>
            <text:p text:style-name="P2"><text:span text:style-name="T2">大阪電気通信大学　総合情報学部　情報学科</text:span></text:p>
            <text:p text:style-name="P2"><text:span text:style-name="T2">ディジタル情報通信研究室</text:span></text:p>
            <text:p text:style-name="P2"><text:span text:style-name="T2">HT21A021</text:span><text:span text:style-name="T2">　岡本 悠吾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5">研究背景</text:p>
          </draw:text-box>
        </draw:frame>
        <draw:frame presentation:style-name="pr4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><text:span text:style-name="T3">RSA</text:span><text:span text:style-name="T3">暗号に使われる鍵</text:span><text:span text:style-name="T3">(p, q)</text:span><text:span text:style-name="T3">は巨大かつ推測されにくい素数を使うことが望ましい。</text:span></text:p>
              </text:list-item>
              <text:list-item>
                <text:p><text:span text:style-name="T3">安全素数を使えば強力な秘密鍵を作れる</text:span>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機密データを送信する</text:p>
            </draw:text-box>
          </draw:frame>
        </presentation:notes>
      </draw:page>
      <draw:page draw:name="page3" draw:style-name="dp3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安全素数とは</text:p>
          </draw:text-box>
        </draw:frame>
        <draw:frame presentation:style-name="pr4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<text:span text:style-name="T4">5, 7, 11, 23, 47, 59, 83, 107, 167…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9.403cm" svg:height="1.215cm" svg:x="2.5cm" svg:y="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6" draw:layer="layout" svg:width="3.117cm" svg:height="1.016cm" svg:x="4cm" svg:y="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6" draw:layer="layout" svg:width="3.944cm" svg:height="1.016cm" svg:x="4cm" svg:y="10.98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>
            <draw:text-box>
              <text:p/>
              <text:p/>
              <text:p/>
              <text:p>後の研究で使う可能性があるので紹介しました。</text:p>
            </draw:text-box>
          </draw:frame>
        </presentation:notes>
      </draw:page>
      <draw:page draw:name="page4" draw:style-name="dp3" draw:master-page-name="標準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5">Miller Rabin素数判定法</text:p>
          </draw:text-box>
        </draw:frame>
        <draw:frame presentation:style-name="pr4" draw:text-style-name="P7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><text:span text:style-name="T5">確率的</text:span><text:span text:style-name="T3">素数判定法</text:span></text:p>
                <text:list>
                  <text:list-item>
                    <text:p><text:span text:style-name="T3">素数だと断定できない</text:span></text:p>
                  </text:list-item>
                </text:list>
              </text:list-item>
              <text:list-item>
                <text:p><text:span text:style-name="T3">判定が非常に高速</text:span></text:p>
                <text:list>
                  <text:list-item>
                    <text:p><text:span text:style-name="T3">誤判定率は</text:span></text:p>
                  </text:list-item>
                  <text:list-item>
                    <text:p><text:span text:style-name="T3"/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0.867cm" svg:height="2.164cm" svg:x="8.5cm" svg:y="9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6" draw:layer="layout" svg:width="12.638cm" svg:height="1.248cm" svg:x="3.862cm" svg:y="11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素数だと判定されても、断定はできない</text:p>
              <text:p>100%素数だと言い切れない</text:p>
              <text:p>合成数だと断定できる</text:p>
              <text:p/>
              <text:p>1千677万7216</text:p>
            </draw:text-box>
          </draw:frame>
        </presentation:notes>
      </draw:page>
      <draw:page draw:name="page5" draw:style-name="dp3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安全素数の生成</text:p>
          </draw:text-box>
        </draw:frame>
        <draw:frame presentation:style-name="pr4" draw:text-style-name="P7" draw:layer="layout" svg:width="25.199cm" svg:height="9.134cm" svg:x="1.4cm" svg:y="5cm" presentation:class="outline" presentation:user-transformed="true">
          <draw:text-box>
            <text:list text:style-name="L4">
              <text:list-item>
                <text:p><text:span text:style-name="T3"/></text:p>
                <text:p><text:span text:style-name="T3"/></text:p>
              </text:list-item>
              <text:list-item>
                <text:p><text:span text:style-name="T3"/></text:p>
              </text:list-item>
            </text:list>
            <text:list text:style-name="L5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今回は</text:span><text:span text:style-name="T3">(a)</text:span><text:span text:style-name="T3">で実験</text:span></text:p>
                  </text:list-item>
                </text:list>
              </text:list-item>
            </text:list>
            <text:list text:style-name="L2">
              <text:list-header>
                <text:p><text:span text:style-name="T3"/></text:p>
                <text:list>
                  <text:list-item>
                    <text:list>
                      <text:list-header>
                        <text:p/>
                      </text:list-header>
                    </text:list>
                    <text:p><text:span text:style-name="T3"/></text:p>
                    <text:p><text:span text:style-name="T3"/></text:p>
                  </text:list-item>
                </text:list>
              </text:list-header>
            </text:list>
          </draw:text-box>
        </draw:frame>
        <draw:frame draw:style-name="gr2" draw:text-style-name="P6" draw:layer="layout" svg:width="24.302cm" svg:height="1.215cm" svg:x="2.5cm" svg:y="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6" draw:layer="layout" svg:width="25.024cm" svg:height="1.215cm" svg:x="2.5cm" svg:y="8.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実験</text:p>
          </draw:text-box>
        </draw:frame>
        <draw:custom-shape draw:style-name="gr3" draw:text-style-name="P10" xml:id="id3" draw:id="id3" draw:layer="layout" svg:width="6.5cm" svg:height="2cm" svg:x="9.499cm" svg:y="7cm">
          <text:p text:style-name="P9">pの素数判定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xml:id="id1" draw:id="id1" draw:layer="layout" svg:width="6.5cm" svg:height="2cm" svg:x="9.499cm" svg:y="10cm">
          <text:p text:style-name="P9">q=2・p + 1の</text:p>
          <text:p text:style-name="P9">素数判定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1" draw:layer="layout" svg:width="6.5cm" svg:height="1.5cm" svg:x="9.499cm" svg:y="1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1" draw:layer="layout" svg:width="6.5cm" svg:height="1.5cm" draw:transform="rotate (-3.1410690548142) translate (16cm 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13" draw:layer="layout" svg:width="3.503cm" svg:height="0.962cm" svg:x="10.997cm" svg:y="2cm">
          <draw:text-box>
            <text:p text:style-name="P12">cnt &lt;= 100</text:p>
          </draw:text-box>
        </draw:frame>
        <draw:line draw:style-name="gr6" draw:text-style-name="P14" draw:layer="layout" svg:x1="12.5cm" svg:y1="6cm" svg:x2="12.5cm" svg:y2="7cm">
          <text:p/>
        </draw:line>
        <draw:line draw:style-name="gr6" draw:text-style-name="P14" draw:layer="layout" svg:x1="12.5cm" svg:y1="9cm" svg:x2="12.5cm" svg:y2="10cm">
          <text:p/>
        </draw:line>
        <draw:line draw:style-name="gr6" draw:text-style-name="P14" draw:layer="layout" svg:x1="12.5cm" svg:y1="12cm" svg:x2="12.5cm" svg:y2="13cm">
          <text:p/>
        </draw:line>
        <draw:connector draw:style-name="gr7" draw:text-style-name="P6" draw:layer="layout" svg:x1="15.999cm" svg:y1="11cm" svg:x2="18cm" svg:y2="4.5cm" draw:start-shape="id1" draw:start-glue-point="7" draw:end-shape="id2" draw:end-glue-point="1" svg:d="M15999 11000h2001v-6500" svg:viewBox="0 0 2002 6501">
          <text:p/>
        </draw:connector>
        <draw:connector draw:style-name="gr7" draw:text-style-name="P6" draw:layer="layout" svg:x1="9.499cm" svg:y1="8cm" svg:x2="6cm" svg:y2="4.5cm" draw:start-shape="id3" draw:start-glue-point="5" draw:end-shape="id4" draw:end-glue-point="3" svg:d="M9499 8000h-3499v-3500" svg:viewBox="0 0 3500 3501">
          <text:p/>
        </draw:connector>
        <draw:line draw:style-name="gr8" draw:text-style-name="P14" xml:id="id4" draw:id="id4" draw:layer="layout" svg:x1="6cm" svg:y1="4.5cm" svg:x2="9.5cm" svg:y2="4.5cm">
          <text:p/>
        </draw:line>
        <draw:line draw:style-name="gr9" draw:text-style-name="P14" xml:id="id2" draw:id="id2" draw:layer="layout" svg:x1="18cm" svg:y1="4.5cm" svg:x2="16cm" svg:y2="4.5cm">
          <text:p/>
        </draw:line>
        <draw:custom-shape draw:style-name="gr3" draw:text-style-name="P16" draw:layer="layout" svg:width="6.5cm" svg:height="2cm" svg:x="9.499cm" svg:y="4cm">
          <text:p text:style-name="P15">乱数生成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4" draw:layer="layout" svg:x1="12.5cm" svg:y1="3cm" svg:x2="12.5cm" svg:y2="4cm">
          <text:p/>
        </draw:lin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実験</text:p>
          </draw:text-box>
        </draw:frame>
        <draw:frame presentation:style-name="pr4" draw:text-style-name="P7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><text:span text:style-name="T3">安全素数を</text:span><text:span text:style-name="T3">100</text:span><text:span text:style-name="T3">個生成する</text:span></text:p>
                <text:list>
                  <text:list-item>
                    <text:p><text:span text:style-name="T5">1</text:span><text:span text:style-name="T5">個あたりの平均時間</text:span><text:span text:style-name="T3">と</text:span><text:span text:style-name="T5">1</text:span><text:span text:style-name="T5">個あたりの</text:span><text:span text:style-name="T6">素数ではないと判定</text:span><text:span text:style-name="T5">された回数の平均</text:span><text:span text:style-name="T3">を記録。</text:span></text:p>
                  </text:list-item>
                  <text:list-item>
                    <text:p text:style-name="P17"><text:span text:style-name="T3">素数候補</text:span><text:span text:style-name="T3">p</text:span><text:span text:style-name="T3">は</text:span><text:span text:style-name="T3">2</text:span><text:span text:style-name="T3">進数で</text:span><text:span text:style-name="T3">64, 128, 256, 512</text:span><text:span text:style-name="T3">桁の奇数</text:span></text:p>
                    <text:list>
                      <text:list-item>
                        <text:p><text:span text:style-name="T3">10</text:span><text:span text:style-name="T3">進数だと</text:span><text:span text:style-name="T3">20~150</text:span><text:span text:style-name="T3">桁程度</text:span></text:p>
                        <text:p/>
                      </text:list-item>
                    </text:list>
                    <text:p><text:span text:style-name="T3"/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環境</text:p>
          </draw:text-box>
        </draw:frame>
        <draw:frame presentation:style-name="pr4" draw:text-style-name="P7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><text:span text:style-name="T3">AMD Ryzen5 3600 3.6GHz</text:span></text:p>
              </text:list-item>
              <text:list-item>
                <text:p><text:span text:style-name="T3">32GB DDR4-2666</text:span></text:p>
              </text:list-item>
              <text:list-item>
                <text:p><text:span text:style-name="T3">Arch Linux 6.5.5-zen1-1-zen x86_64</text:span></text:p>
                <text:list>
                  <text:list-item>
                    <text:p><text:span text:style-name="T3">今後変わる可能性あり</text:span></text:p>
                  </text:list-item>
                </text:list>
                <text:p><text:span text:style-name="T3"/></text:p>
              </text:list-item>
              <text:list-item>
                <text:p><text:span text:style-name="T3">コンパイラ</text:span><text:span text:style-name="T3">: rustc 1.72.0 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  <text:p><text:span text:style-name="T3"/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コンピュータ自体は今後変わる可能性があります。</text:p>
              <text:p/>
              <text:p>コンパイラからわかるかもしれませんが</text:p>
              <text:p>言語はRust</text:p>
            </draw:text-box>
          </draw:frame>
        </presentation:notes>
      </draw:page>
      <draw:page draw:name="page9" draw:style-name="dp3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結果 </text:p>
          </draw:text-box>
        </draw:frame>
        <draw:frame draw:style-name="standard" draw:layer="layout" svg:width="22.998cm" svg:height="2.239cm" svg:x="1.511cm" svg:y="12.6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bg-none">
              <table:table-cell>
                <text:p>2進数での桁数</text:p>
              </table:table-cell>
              <table:table-cell>
                <text:p>64bit</text:p>
              </table:table-cell>
              <table:table-cell>
                <text:p>128bit</text:p>
              </table:table-cell>
              <table:table-cell>
                <text:p>256bit</text:p>
              </table:table-cell>
              <table:table-cell>
                <text:p>512bit</text:p>
              </table:table-cell>
            </table:table-row>
            <table:table-row table:style-name="ro2" table:default-cell-style-name="bg-none">
              <table:table-cell>
                <text:p>平均時間(ms)</text:p>
              </table:table-cell>
              <table:table-cell>
                <text:p text:style-name="P18">29.197</text:p>
              </table:table-cell>
              <table:table-cell>
                <text:p text:style-name="P18">263.61</text:p>
              </table:table-cell>
              <table:table-cell>
                <text:p text:style-name="P18">2165.9</text:p>
              </table:table-cell>
              <table:table-cell>
                <text:p text:style-name="P18">2271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6" draw:layer="layout" svg:width="18.056cm" svg:height="11.879cm" svg:x="8cm" svg:y="0.6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19" draw:layer="layout" svg:width="7.203cm" svg:height="1.17cm" svg:x="1.297cm" svg:y="3.5cm">
          <draw:text-box>
            <text:p>1生成あたりの平均時間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一個の安全素数の生成にかかった時間の平均値について</text:p>
              <text:p/>
              <text:p>bitが2倍になるごとに, 10倍の時間がかかっているという結果</text:p>
              <text:p/>
            </draw:text-box>
          </draw:frame>
        </presentation:notes>
      </draw:page>
      <draw:page draw:name="page10" draw:style-name="dp3" draw:master-page-name="標準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5">結果 </text:p>
          </draw:text-box>
        </draw:frame>
        <draw:frame draw:style-name="gr10" draw:text-style-name="P6" draw:layer="layout" svg:width="18.492cm" svg:height="10.98cm" svg:x="8.508cm" svg:y="0.62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standard" draw:layer="layout" svg:width="22.266cm" svg:height="3.359cm" svg:x="1.733cm" svg:y="11.63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6"/>
            <table:table-row table:style-name="ro3" table:default-cell-style-name="bg-none">
              <table:table-cell>
                <text:p>2進数での桁数</text:p>
              </table:table-cell>
              <table:table-cell>
                <text:p>64bit</text:p>
              </table:table-cell>
              <table:table-cell>
                <text:p>128bit</text:p>
              </table:table-cell>
              <table:table-cell>
                <text:p>256bit</text:p>
              </table:table-cell>
              <table:table-cell>
                <text:p>512bit</text:p>
              </table:table-cell>
            </table:table-row>
            <table:table-row table:style-name="ro4" table:default-cell-style-name="bg-none">
              <table:table-cell>
                <text:p>p(個)</text:p>
              </table:table-cell>
              <table:table-cell>
                <text:p>772.099</text:p>
              </table:table-cell>
              <table:table-cell>
                <text:p>2944.287</text:p>
              </table:table-cell>
              <table:table-cell>
                <text:p>10778.941</text:p>
              </table:table-cell>
              <table:table-cell>
                <text:p>43497.198</text:p>
              </table:table-cell>
            </table:table-row>
            <table:table-row table:style-name="ro4" table:default-cell-style-name="bg-none">
              <table:table-cell>
                <text:p>q(個)</text:p>
              </table:table-cell>
              <table:table-cell>
                <text:p>35.713</text:p>
              </table:table-cell>
              <table:table-cell>
                <text:p>67.485</text:p>
              </table:table-cell>
              <table:table-cell>
                <text:p>120.010</text:p>
              </table:table-cell>
              <table:table-cell>
                <text:p>245.446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9" draw:layer="layout" svg:width="7.203cm" svg:height="2.089cm" svg:x="1.298cm" svg:y="3.5cm">
          <draw:text-box>
            <text:p>1生成あたりの乱数生成</text:p>
            <text:p>個数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7.409cm" svg:x="2.1cm" svg:y="14.107cm" presentation:class="notes" presentation:user-transformed="true">
            <draw:text-box>
              <text:p>1回目と2回目の素数判定時に素数ではないと判定された回数をまとめた</text:p>
              <text:p/>
              <text:p>1回目よりも2回目のほうが断然小さい</text:p>
              <text:p/>
              <text:p>bitが上がるごとに素数ではないと判定された回数は多くなる</text:p>
              <text:p/>
              <text:p>実行時間と異なる点</text:p>
              <text:p>10倍よりも低い倍率</text:p>
              <text:p>実行時間が長くなる原因はテストの失敗率の他の原因がある。</text:p>
              <text:p/>
              <text:p text:style-name="P20">多倍長整数ライブラリを扱っており、値のコピーに時間を取られている</text:p>
              <text:p/>
              <text:p/>
            </draw:text-box>
          </draw:frame>
        </presentation:notes>
      </draw:page>
      <draw:page draw:name="page11" draw:style-name="dp3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今後の予定</text:p>
          </draw:text-box>
        </draw:frame>
        <draw:frame presentation:style-name="pr4" draw:text-style-name="P7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><text:span text:style-name="T3">異なるアルゴリズムを混ぜて巨大な素数候補で計測。</text:span></text:p>
                <text:list>
                  <text:list-item>
                    <text:p text:style-name="P17"><text:span text:style-name="T3">本大学の卒業論文では</text:span><text:span text:style-name="T3">200</text:span><text:span text:style-name="T3">桁が限界</text:span></text:p>
                    <text:p text:style-name="P17"><text:span text:style-name="T3">4096bit = 1200</text:span><text:span text:style-name="T3">桁程度</text:span></text:p>
                  </text:list-item>
                  <text:list-item>
                    <text:p text:style-name="P21"><text:span text:style-name="T3">素数候補を固定</text:span></text:p>
                    <text:p text:style-name="P21"><text:span text:style-name="T3"/></text:p>
                  </text:list-item>
                </text:list>
              </text:list-item>
              <text:list-item>
                <text:p><text:span text:style-name="T3">論文執筆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  <text:p><text:span text:style-name="T3"/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/>
              <text:p>RSA暗号の実用上の鍵長</text:p>
              <text:p>4096bit 1200桁</text:p>
            </draw:text-box>
          </draw:frame>
        </presentation:notes>
      </draw:page>
      <draw:page draw:name="page12" draw:style-name="dp3" draw:master-page-name="標準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5">Miller Rabin素数判定法</text:p>
          </draw:text-box>
        </draw:frame>
        <draw:frame draw:style-name="gr2" draw:text-style-name="P6" draw:layer="layout" svg:width="22.028cm" svg:height="7.632cm" svg:x="2.972cm" svg:y="5.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5" draw:text-style-name="P23" draw:layer="layout" svg:width="16.799cm" svg:height="13.364cm" svg:x="2.1cm" svg:y="14.107cm" presentation:class="notes">
            <draw:text-box>
              <text:p text:style-name="P22">素数だと判定されても、断定はできない</text:p>
              <text:p text:style-name="P22">100%素数だと言い切れない</text:p>
              <text:p text:style-name="P22">合成数だと断定できる</text:p>
              <text:p text:style-name="P22"/>
              <text:p text:style-name="P22">1千677万7216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3" draw:display-name="線の終点 3" svg:viewBox="0 0 20 20" svg:d="M0 20l10-20 10 20z"/>
    <draw:marker draw:name="線の終点_20_5" draw:display-name="線の終点 5" svg:viewBox="0 0 20 20" svg:d="M0 20l10-20 10 20z"/>
    <draw:marker draw:name="線の終点_20_7" draw:display-name="線の終点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20:44:19.166186674</meta:creation-date>
    <dc:date>2023-10-02T16:42:05.375762921</dc:date>
    <meta:editing-duration>PT4H11M2S</meta:editing-duration>
    <meta:editing-cycles>183</meta:editing-cycles>
    <meta:generator>LibreOffice/7.5.7.1$Linux_X86_64 LibreOffice_project/50$Build-1</meta:generator>
    <meta:document-statistic meta:object-count="93"/>
  </office:meta>
</office:document-meta>
</file>

<file path=Object 1/content.xml><?xml version="1.0" encoding="utf-8"?>
<math xmlns="http://www.w3.org/1998/Math/MathML" display="block">
  <semantics>
    <mrow>
      <mi mathvariant="italic">pを素数とするとき</mi>
      <mi>,</mi>
      <mrow>
        <mi>q</mi>
        <mo stretchy="false">=</mo>
        <mn>2</mn>
      </mrow>
      <mrow>
        <mi>p</mi>
        <mo stretchy="false">+</mo>
        <mn>1</mn>
      </mrow>
      <mi mathvariant="italic">も素数となるようなq</mi>
    </mrow>
    <annotation encoding="StarMath 5.0">pを素数とするとき, q = 2p 　+　 1も素数となるようなq</annotation>
  </semantics>
</math>
</file>

<file path=Object 10/content.xml><?xml version="1.0" encoding="utf-8"?>
<math xmlns="http://www.w3.org/1998/Math/MathML" display="block">
  <semantics>
    <mrow>
      <mi mathvariant="italic">素数候補qに対して素数判定</mi>
      <mi>,</mi>
      <mrow>
        <mi mathvariant="italic">その後p</mi>
        <mo stretchy="false">=</mo>
        <mrow>
          <mrow>
            <mi>q</mi>
            <mo stretchy="false">÷</mo>
            <mn>2</mn>
          </mrow>
          <mo stretchy="false">−</mo>
          <mn>1</mn>
        </mrow>
      </mrow>
      <mi mathvariant="italic">に対して素数判定</mi>
      <mi>.</mi>
    </mrow>
    <annotation encoding="StarMath 5.0">素数候補qに対して素数判定, その後p=q div 2 -1に対して素数判定.
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素数候補をpとすると</mi>
            <mi>,</mi>
            <mrow>
              <mrow>
                <mi>p</mi>
                <mo stretchy="false">−</mo>
                <mn>1</mn>
              </mrow>
              <mo stretchy="false">=</mo>
              <mrow>
                <msup>
                  <mn>2</mn>
                  <mi>s</mi>
                </msup>
                <mo stretchy="false">⋅</mo>
                <mi mathvariant="italic">tとなるようなs</mi>
              </mrow>
            </mrow>
            <mi>,</mi>
            <mi mathvariant="italic">tに対して</mi>
          </mrow>
        </mtd>
      </mtr>
      <mtr>
        <mtd>
          <mrow/>
        </mtd>
      </mtr>
      <mtr>
        <mtd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row>
              <mn>0</mn>
              <mo stretchy="false">&lt;</mo>
              <mi>a</mi>
              <mo stretchy="false">&lt;</mo>
              <mi mathvariant="italic">pの範囲の乱数を生成し</mi>
            </mrow>
            <mi>,</mi>
            <mrow>
              <msup>
                <mi>a</mi>
                <mi>t</mi>
              </msup>
              <mo stretchy="false">≡</mo>
              <mn>1</mn>
            </mrow>
            <mrow>
              <mo fence="true" form="prefix" stretchy="false">(</mo>
              <mrow>
                <mrow>
                  <mi mathvariant="italic">mod</mi>
                  <mi>p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row>
              <mn>0</mn>
              <mo stretchy="false">≤</mo>
              <mi>r</mi>
              <mo stretchy="false">&lt;</mo>
              <mi mathvariant="italic">sのすべてのrに対して</mi>
            </mrow>
            <mrow>
              <msup>
                <mi>a</mi>
                <mrow>
                  <mo fence="true" form="prefix" stretchy="false">(</mo>
                  <mrow>
                    <mrow>
                      <mi>t</mi>
                      <msup>
                        <mn>2</mn>
                        <mi>r</mi>
                      </msup>
                    </mrow>
                  </mrow>
                  <mo fence="true" form="postfix" stretchy="false">)</mo>
                </mrow>
              </msup>
              <mo stretchy="false">≡</mo>
              <mrow>
                <mo stretchy="false">−</mo>
                <mn>1</mn>
              </mrow>
            </mrow>
            <mrow>
              <mo fence="true" form="prefix" stretchy="false">(</mo>
              <mrow>
                <mrow>
                  <mi mathvariant="italic">mod</mi>
                  <mi>p</mi>
                </mrow>
              </mrow>
              <mo fence="true" form="postfix" stretchy="false">)</mo>
            </mrow>
          </mrow>
        </mtd>
      </mtr>
    </mtable>
    <annotation encoding="StarMath 5.0">素数候補をpとすると, p-1=2^s cdot tとなるようなs,tに対して newline

newline

( 1 ) 0&lt;a&lt;pの範囲の乱数を生成し, a^t equiv 1( mod p ) newline

newline
( 2 ) 0&lt;=r&lt;sのすべてのrに対して a^(t2^r) equiv -1( mod p ) newline</annotation>
  </semantics>
</math>
</file>

<file path=Object 2/content.xml><?xml version="1.0" encoding="utf-8"?>
<math xmlns="http://www.w3.org/1998/Math/MathML" display="block">
  <semantics>
    <mrow>
      <mi mathvariant="italic">素数候補pに対して素数判定</mi>
      <mi>,</mi>
      <mrow>
        <mi mathvariant="italic">その後q</mi>
        <mo stretchy="false">=</mo>
        <mn>2</mn>
      </mrow>
      <mrow>
        <mi>p</mi>
        <mo stretchy="false">+</mo>
        <mn>1</mn>
      </mrow>
      <mi mathvariant="italic">に対して素数判定</mi>
      <mi>.</mi>
    </mrow>
    <annotation encoding="StarMath 5.0">素数候補pに対して素数判定, その後q=2p+1に対して素数判定.
</annotation>
  </semantics>
</math>
</file>

<file path=Object 3/content.xml><?xml version="1.0" encoding="utf-8"?>
<math xmlns="http://www.w3.org/1998/Math/MathML" display="block">
  <semantics>
    <mfrac>
      <mn>1</mn>
      <msup>
        <mn>4</mn>
        <mi>n</mi>
      </msup>
    </mfrac>
    <annotation encoding="StarMath 5.0">{1} over {4^n} 
</annotation>
  </semantics>
</math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57cm" svg:height="11.88cm" xlink:href="." xlink:type="simple" chart:class="chart:line" chart:style-name="ch1">
        <chart:subtitle svg:x="0cm" svg:y="0cm" chart:style-name="ch2">
          <text:p/>
        </chart:subtitle>
        <chart:legend chart:legend-position="end" svg:x="14.976cm" svg:y="5.507cm" style:legend-expansion="custom" svg:width="3.079cm" svg:height="0.863cm" style:legend-expansion-aspect-ratio="3.56778679026651" chart:style-name="ch3"/>
        <chart:plot-area chart:style-name="ch4" chart:data-source-has-labels="both" svg:x="1.474cm" svg:y="0.535cm" svg:width="13.56cm" svg:height="10.915cm">
          <chart:coordinate-region svg:x="2.651cm" svg:y="0.734cm" svg:width="11.918cm" svg:height="10.069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title svg:x="0.183cm" svg:y="6.261cm" chart:style-name="ch7">
              <text:p>ms
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bit</text:p>
              </table:table-cell>
              <table:table-cell office:value-type="string">
                <text:p>128bit</text:p>
              </table:table-cell>
              <table:table-cell office:value-type="string">
                <text:p>256bit</text:p>
              </table:table-cell>
              <table:table-cell office:value-type="string">
                <text:p>512bit</text:p>
              </table:table-cell>
            </table:table-row>
          </table:table-header-rows>
          <table:table-rows>
            <table:table-row>
              <table:table-cell office:value-type="string">
                <text:p>平均時間</text:p>
              </table:table-cell>
              <table:table-cell office:value-type="float" office:value="29.197">
                <text:p>29.197</text:p>
              </table:table-cell>
              <table:table-cell office:value-type="float" office:value="263.61">
                <text:p>263.61</text:p>
              </table:table-cell>
              <table:table-cell office:value-type="float" office:value="2165.9">
                <text:p>2165.9</text:p>
              </table:table-cell>
              <table:table-cell office:value-type="float" office:value="22712">
                <text:p>227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493cm" svg:height="10.981cm" xlink:href="." xlink:type="simple" chart:class="chart:line" chart:style-name="ch1">
        <chart:legend chart:legend-position="end" svg:x="16.197cm" svg:y="4.836cm" style:legend-expansion="high" chart:style-name="ch2"/>
        <chart:plot-area chart:style-name="ch3" chart:data-source-has-labels="both" svg:x="1.46cm" svg:y="0.219cm" svg:width="14.368cm" svg:height="10.543cm">
          <chart:coordinate-region svg:x="2.637cm" svg:y="0.418cm" svg:width="12.726cm" svg:height="9.697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4">
            <chart:title svg:x="0.451cm" svg:y="5.706cm" chart:style-name="ch5">
              <text:p>個</text:p>
            </chart:title>
            <chart:grid chart:style-name="ch6" chart:class="major"/>
          </chart:axis>
          <chart:series chart:style-name="ch7" chart:values-cell-range-address="local-table.$B$2:.$E$2" chart:label-cell-address="local-table.$A$2" chart:class="chart:line">
            <chart:data-point chart:repeated="4"/>
          </chart:series>
          <chart:series chart:style-name="ch8" chart:values-cell-range-address="local-table.$B$3:.$E$3" chart:label-cell-address="local-table.$A$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bit</text:p>
              </table:table-cell>
              <table:table-cell office:value-type="string">
                <text:p>128bit</text:p>
              </table:table-cell>
              <table:table-cell office:value-type="string">
                <text:p>256bit</text:p>
              </table:table-cell>
              <table:table-cell office:value-type="string">
                <text:p>512bit</text:p>
              </table:table-cell>
            </table:table-row>
          </table:table-header-rows>
          <table:table-rows>
            <table:table-row>
              <table:table-cell office:value-type="string">
                <text:p>1回目</text:p>
              </table:table-cell>
              <table:table-cell office:value-type="float" office:value="772.09900990099">
                <text:p>772.09900990099</text:p>
              </table:table-cell>
              <table:table-cell office:value-type="float" office:value="2944.28712871287">
                <text:p>2944.28712871287</text:p>
              </table:table-cell>
              <table:table-cell office:value-type="float" office:value="10778.9405940594">
                <text:p>10778.9405940594</text:p>
              </table:table-cell>
              <table:table-cell office:value-type="float" office:value="43497.198019802">
                <text:p>43497.198019802</text:p>
              </table:table-cell>
            </table:table-row>
            <table:table-row>
              <table:table-cell office:value-type="string">
                <text:p>2回目</text:p>
              </table:table-cell>
              <table:table-cell office:value-type="float" office:value="35.7128712871287">
                <text:p>35.7128712871287</text:p>
              </table:table-cell>
              <table:table-cell office:value-type="float" office:value="67.4851485148515">
                <text:p>67.4851485148515</text:p>
              </table:table-cell>
              <table:table-cell office:value-type="float" office:value="120.009900990099">
                <text:p>120.009900990099</text:p>
              </table:table-cell>
              <table:table-cell office:value-type="float" office:value="245.445544554455">
                <text:p>245.4455445544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math xmlns="http://www.w3.org/1998/Math/MathML" display="block">
  <semantics>
    <mrow>
      <mrow>
        <msup>
          <mn>4</mn>
          <mn>4</mn>
        </msup>
        <mo stretchy="false">=</mo>
        <mn>256</mn>
      </mrow>
      <mi>,</mi>
      <mrow>
        <msup>
          <mn>4</mn>
          <mn>6</mn>
        </msup>
        <mo stretchy="false">=</mo>
        <mn>4096</mn>
      </mrow>
      <mi>,</mi>
      <mrow>
        <msup>
          <mn>4</mn>
          <mn>12</mn>
        </msup>
        <mo stretchy="false">=</mo>
        <mn>16777216</mn>
      </mrow>
    </mrow>
    <annotation encoding="StarMath 5.0">4^4=256, 4^6=4096, 4^12=16777216</annotation>
  </semantics>
</math>
</file>

<file path=Object 8/content.xml><?xml version="1.0" encoding="utf-8"?>
<math xmlns="http://www.w3.org/1998/Math/MathML" display="block">
  <semantics>
    <mrow>
      <mn>11</mn>
      <mo stretchy="false">=</mo>
      <mrow>
        <mrow>
          <mn>2</mn>
          <mo stretchy="false">⋅</mo>
          <mn>5</mn>
        </mrow>
        <mo stretchy="false">+</mo>
        <mn>1</mn>
      </mrow>
    </mrow>
    <annotation encoding="StarMath 5.0">11=2 cdot 5+1</annotation>
  </semantics>
</math>
</file>

<file path=Object 9/content.xml><?xml version="1.0" encoding="utf-8"?>
<math xmlns="http://www.w3.org/1998/Math/MathML" display="block">
  <semantics>
    <mrow>
      <mn>167</mn>
      <mo stretchy="false">=</mo>
      <mrow>
        <mrow>
          <mn>2</mn>
          <mo stretchy="false">⋅</mo>
          <mn>83</mn>
        </mrow>
        <mo stretchy="false">+</mo>
        <mn>1</mn>
      </mrow>
    </mrow>
    <annotation encoding="StarMath 5.0">167=2 cdot 83+1</annotation>
  </semantics>
</math>
</file>